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01cm" fo:min-width="0.292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3465a4" draw:fill="solid" draw:fill-color="#729fcf" draw:opacity="0%" draw:textarea-horizontal-align="justify" draw:textarea-vertical-align="middle" draw:auto-grow-height="false" fo:min-height="2.821cm" fo:min-width="3.026cm" draw:shadow-opacity="0%"/>
    </style:style>
    <style:style style:name="gr4" style:family="graphic" style:parent-style-name="objectwithoutfill">
      <style:graphic-properties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02cm" svg:stroke-color="#000000" draw:marker-start="Arrow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05cm" draw:marker-start-width="0.28cm" draw:marker-end-width="0.28cm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3465a4" draw:marker-start-width="0.28cm" draw:marker-end-width="0.28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8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0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5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62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41cm" fo:min-width="0.45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73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729fcf" draw:opacity="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style:writing-mode="lr-tb"/>
      <style:text-properties fo:font-size="15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AR PL SungtiL GB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position="-33% 58%" fo:font-size="14pt" style:font-size-asian="14pt" style:font-size-complex="14pt"/>
    </style:style>
    <style:style style:name="T6" style:family="text">
      <style:text-properties fo:font-size="22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18cm" svg:height="1.061cm" svg:x="0.914cm" svg:y="4.98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2" draw:layer="layout" svg:x1="9.816cm" svg:y1="8.346cm" svg:x2="8.718cm" svg:y2="8.354cm">
            <text:p/>
          </draw:line>
          <draw:line draw:style-name="gr2" draw:text-style-name="P2" draw:layer="layout" svg:x1="9.817cm" svg:y1="8.341cm" svg:x2="8.719cm" svg:y2="8.349cm">
            <text:p/>
          </draw:line>
          <draw:line draw:style-name="gr2" draw:text-style-name="P2" draw:layer="layout" svg:x1="9.018cm" svg:y1="8.529cm" svg:x2="9.564cm" svg:y2="8.529cm">
            <text:p/>
          </draw:line>
          <draw:line draw:style-name="gr2" draw:text-style-name="P2" draw:layer="layout" svg:x1="9.165cm" svg:y1="8.685cm" svg:x2="9.427cm" svg:y2="8.685cm">
            <text:p/>
          </draw:line>
          <draw:line draw:style-name="gr2" draw:text-style-name="P2" draw:layer="layout" svg:x1="9.282cm" svg:y1="8.335cm" svg:x2="9.286cm" svg:y2="7.931cm">
            <text:p/>
          </draw:line>
        </draw:g>
        <draw:g xml:id="id3" draw:id="id3">
          <draw:custom-shape draw:style-name="gr3" draw:text-style-name="P3" draw:layer="layout" svg:width="3.526cm" svg:height="3.071cm" svg:x="7.502cm" svg:y="2.4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g>
              <draw:line draw:style-name="gr4" draw:text-style-name="P2" draw:layer="layout" svg:x1="8.383cm" svg:y1="3.245cm" svg:x2="8.383cm" svg:y2="4.738cm">
                <text:p/>
              </draw:line>
              <draw:line draw:style-name="gr4" draw:text-style-name="P2" draw:layer="layout" svg:x1="9.289cm" svg:y1="3.225cm" svg:x2="8.383cm" svg:y2="3.619cm">
                <text:p/>
              </draw:line>
              <draw:line draw:style-name="gr5" draw:text-style-name="P2" draw:layer="layout" svg:x1="9.289cm" svg:y1="4.751cm" svg:x2="8.383cm" svg:y2="4.357cm">
                <text:p/>
              </draw:line>
              <draw:line draw:style-name="gr4" draw:text-style-name="P2" draw:layer="layout" svg:x1="9.265cm" svg:y1="2.478cm" svg:x2="9.265cm" svg:y2="3.225cm">
                <text:p/>
              </draw:line>
              <draw:line draw:style-name="gr4" draw:text-style-name="P2" draw:layer="layout" svg:x1="9.265cm" svg:y1="4.742cm" svg:x2="9.265cm" svg:y2="5.489cm">
                <text:p/>
              </draw:line>
              <draw:line draw:style-name="gr4" draw:text-style-name="P2" draw:layer="layout" svg:x1="7.502cm" svg:y1="4.01cm" svg:x2="8.359cm" svg:y2="4.01cm">
                <text:p/>
              </draw:line>
            </draw:g>
          </draw:g>
        </draw:g>
        <draw:g xml:id="id1" draw:id="id1">
          <draw:line draw:style-name="gr2" draw:text-style-name="P2" draw:layer="layout" svg:x1="4.217cm" svg:y1="3.957cm" svg:x2="4.123cm" svg:y2="4.28cm">
            <text:p/>
          </draw:line>
          <draw:line draw:style-name="gr2" draw:text-style-name="P2" draw:layer="layout" svg:x1="3.925cm" svg:y1="3.641cm" svg:x2="4.125cm" svg:y2="4.279cm">
            <text:p/>
          </draw:line>
          <draw:line draw:style-name="gr2" draw:text-style-name="P2" draw:layer="layout" svg:x1="3.534cm" svg:y1="3.622cm" svg:x2="3.336cm" svg:y2="4.279cm">
            <text:p/>
          </draw:line>
          <draw:line draw:style-name="gr2" draw:text-style-name="P2" draw:layer="layout" svg:x1="3.934cm" svg:y1="3.625cm" svg:x2="3.736cm" svg:y2="4.282cm">
            <text:p/>
          </draw:line>
          <draw:line draw:style-name="gr2" draw:text-style-name="P2" draw:layer="layout" svg:x1="3.526cm" svg:y1="3.627cm" svg:x2="3.726cm" svg:y2="4.265cm">
            <text:p/>
          </draw:line>
          <draw:line draw:style-name="gr2" draw:text-style-name="P2" draw:layer="layout" svg:x1="3.131cm" svg:y1="3.645cm" svg:x2="3.331cm" svg:y2="4.283cm">
            <text:p/>
          </draw:line>
          <draw:line draw:style-name="gr2" draw:text-style-name="P2" draw:layer="layout" svg:x1="3.134cm" svg:y1="3.676cm" svg:x2="3.04cm" svg:y2="3.999cm">
            <text:p/>
          </draw:line>
        </draw:g>
        <draw:connector draw:style-name="gr6" draw:text-style-name="P4" draw:layer="layout" draw:line-skew="-0.465cm" svg:x1="1.456cm" svg:y1="4.968cm" svg:x2="3.04cm" svg:y2="3.952cm" draw:end-shape="id1" draw:end-glue-point="3" svg:d="M1456 4968h52v-1016h1532" svg:viewBox="0 0 1585 1017">
          <text:p/>
        </draw:connector>
        <draw:connector draw:style-name="gr7" draw:text-style-name="P2" draw:layer="layout" draw:type="line" svg:x1="4.217cm" svg:y1="3.952cm" svg:x2="6.367cm" svg:y2="3.963cm" draw:start-shape="id1" draw:start-glue-point="1" draw:end-shape="id2" draw:end-glue-point="2" svg:d="M4217 3952l2150 11" svg:viewBox="0 0 2151 12">
          <text:p/>
        </draw:connector>
        <draw:connector draw:style-name="gr7" draw:text-style-name="P2" xml:id="id2" draw:id="id2" draw:layer="layout" draw:type="line" svg:x1="6.367cm" svg:y1="3.963cm" svg:x2="7.502cm" svg:y2="3.971cm" draw:end-shape="id3" draw:end-glue-point="3" svg:d="M6367 3963l1135 8" svg:viewBox="0 0 1136 9">
          <text:p/>
        </draw:connector>
        <draw:g xml:id="id4" draw:id="id4">
          <draw:line draw:style-name="gr2" draw:text-style-name="P2" draw:layer="layout" svg:x1="9.245cm" svg:y1="1.768cm" svg:x2="8.924cm" svg:y2="1.668cm">
            <text:p/>
          </draw:line>
          <draw:line draw:style-name="gr2" draw:text-style-name="P2" draw:layer="layout" svg:x1="9.566cm" svg:y1="1.48cm" svg:x2="8.925cm" svg:y2="1.669cm">
            <text:p/>
          </draw:line>
          <draw:line draw:style-name="gr2" draw:text-style-name="P2" draw:layer="layout" svg:x1="9.591cm" svg:y1="1.089cm" svg:x2="8.938cm" svg:y2="0.88cm">
            <text:p/>
          </draw:line>
          <draw:line draw:style-name="gr2" draw:text-style-name="P2" draw:layer="layout" svg:x1="9.582cm" svg:y1="1.489cm" svg:x2="8.929cm" svg:y2="1.28cm">
            <text:p/>
          </draw:line>
          <draw:line draw:style-name="gr2" draw:text-style-name="P2" draw:layer="layout" svg:x1="9.587cm" svg:y1="1.082cm" svg:x2="8.946cm" svg:y2="1.271cm">
            <text:p/>
          </draw:line>
          <draw:line draw:style-name="gr2" draw:text-style-name="P2" draw:layer="layout" svg:x1="9.575cm" svg:y1="0.686cm" svg:x2="8.934cm" svg:y2="0.875cm">
            <text:p/>
          </draw:line>
          <draw:line draw:style-name="gr2" draw:text-style-name="P2" draw:layer="layout" svg:x1="9.544cm" svg:y1="0.689cm" svg:x2="9.223cm" svg:y2="0.589cm">
            <text:p/>
          </draw:line>
        </draw:g>
        <draw:connector draw:style-name="gr8" draw:text-style-name="P2" draw:layer="layout" draw:type="line" svg:x1="10.635cm" svg:y1="4.063cm" svg:x2="10.669cm" svg:y2="4.063cm" svg:d="M10635 4063h34" svg:viewBox="0 0 35 1">
          <text:p/>
        </draw:connector>
        <draw:connector draw:style-name="gr8" draw:text-style-name="P2" draw:layer="layout" draw:type="line" svg:x1="9.257cm" svg:y1="0.589cm" svg:x2="9.257cm" svg:y2="0.589cm" draw:start-shape="id4" draw:end-shape="id4" svg:d="M9257 589z" svg:viewBox="0 0 1 1">
          <text:p/>
        </draw:connector>
        <draw:connector draw:style-name="gr8" draw:text-style-name="P2" draw:layer="layout" draw:type="line" svg:x1="9.257cm" svg:y1="0.589cm" svg:x2="9.257cm" svg:y2="0.589cm" draw:start-shape="id4" draw:start-glue-point="0" draw:end-shape="id4" draw:end-glue-point="0" svg:d="M9257 589z" svg:viewBox="0 0 1 1">
          <text:p/>
        </draw:connector>
        <draw:connector draw:style-name="gr8" draw:text-style-name="P2" xml:id="id9" draw:id="id9" draw:layer="layout" draw:type="line" svg:x1="9.257cm" svg:y1="0.589cm" svg:x2="9.257cm" svg:y2="0.589cm" draw:start-shape="id4" draw:end-shape="id4" svg:d="M9257 589z" svg:viewBox="0 0 1 1">
          <text:p/>
        </draw:connector>
        <draw:g xml:id="id5" draw:id="id5">
          <draw:line draw:style-name="gr2" draw:text-style-name="P2" draw:layer="layout" svg:x1="9.27cm" svg:y1="7.283cm" svg:x2="8.949cm" svg:y2="7.183cm">
            <text:p/>
          </draw:line>
          <draw:line draw:style-name="gr2" draw:text-style-name="P2" draw:layer="layout" svg:x1="9.591cm" svg:y1="6.995cm" svg:x2="8.95cm" svg:y2="7.184cm">
            <text:p/>
          </draw:line>
          <draw:line draw:style-name="gr2" draw:text-style-name="P2" draw:layer="layout" svg:x1="9.616cm" svg:y1="6.604cm" svg:x2="8.963cm" svg:y2="6.395cm">
            <text:p/>
          </draw:line>
          <draw:line draw:style-name="gr2" draw:text-style-name="P2" draw:layer="layout" svg:x1="9.607cm" svg:y1="7.004cm" svg:x2="8.954cm" svg:y2="6.795cm">
            <text:p/>
          </draw:line>
          <draw:line draw:style-name="gr2" draw:text-style-name="P2" draw:layer="layout" svg:x1="9.612cm" svg:y1="6.597cm" svg:x2="8.971cm" svg:y2="6.786cm">
            <text:p/>
          </draw:line>
          <draw:line draw:style-name="gr2" draw:text-style-name="P2" draw:layer="layout" svg:x1="9.6cm" svg:y1="6.201cm" svg:x2="8.959cm" svg:y2="6.39cm">
            <text:p/>
          </draw:line>
          <draw:line draw:style-name="gr2" draw:text-style-name="P2" draw:layer="layout" svg:x1="9.569cm" svg:y1="6.204cm" svg:x2="9.248cm" svg:y2="6.104cm">
            <text:p/>
          </draw:line>
        </draw:g>
        <draw:connector draw:style-name="gr7" draw:text-style-name="P2" xml:id="id13" draw:id="id13" draw:layer="layout" draw:type="line" svg:x1="9.257cm" svg:y1="1.768cm" svg:x2="9.265cm" svg:y2="2.436cm" draw:start-shape="id4" draw:start-glue-point="2" draw:end-shape="id3" draw:end-glue-point="0" svg:d="M9257 1768l8 668" svg:viewBox="0 0 9 669">
          <text:p/>
        </draw:connector>
        <draw:connector draw:style-name="gr7" draw:text-style-name="P2" xml:id="id6" draw:id="id6" draw:layer="layout" draw:type="line" svg:x1="9.282cm" svg:y1="6.104cm" svg:x2="9.265cm" svg:y2="5.507cm" draw:start-shape="id5" draw:start-glue-point="0" draw:end-shape="id3" draw:end-glue-point="2" svg:d="M9282 6104l-17-597" svg:viewBox="0 0 18 598">
          <text:p/>
        </draw:connector>
        <draw:connector draw:style-name="gr6" draw:text-style-name="P4" draw:layer="layout" svg:x1="9.277cm" svg:y1="8.036cm" svg:x2="9.282cm" svg:y2="7.283cm" draw:end-shape="id5" draw:end-glue-point="2" svg:d="M9277 8036v-101h5v-652" svg:viewBox="0 0 6 754">
          <text:p/>
        </draw:connector>
        <draw:connector draw:style-name="gr6" draw:text-style-name="P4" xml:id="id8" draw:id="id8" draw:layer="layout" draw:line-skew="-2.789cm" svg:x1="1.456cm" svg:y1="6.087cm" svg:x2="7.197cm" svg:y2="7.99cm" svg:d="M1456 6087h82v1903h5659" svg:viewBox="0 0 5742 1904">
          <text:p/>
        </draw:connector>
        <draw:frame draw:style-name="gr9" draw:text-style-name="P6" draw:layer="layout" svg:width="4.702cm" svg:height="0.924cm" svg:x="1.999cm" svg:y="6.101cm">
          <draw:text-box>
            <text:p text:style-name="P5"><text:span text:style-name="T2">V</text:span><text:span text:style-name="T3">eq </text:span><text:span text:style-name="T4">= R</text:span><text:span text:style-name="T3">1</text:span><text:span text:style-name="T4">/(R</text:span><text:span text:style-name="T3">1</text:span><text:span text:style-name="T4">+</text:span><text:span text:style-name="T4">R</text:span><text:span text:style-name="T3">2</text:span><text:span text:style-name="T4">)V</text:span><text:span text:style-name="T3">CC</text:span></text:p>
          </draw:text-box>
        </draw:frame>
        <draw:g xml:id="id7" draw:id="id7">
          <draw:line draw:style-name="gr2" draw:text-style-name="P2" draw:layer="layout" svg:x1="10.439cm" svg:y1="6.535cm" svg:x2="11.74cm" svg:y2="6.546cm">
            <text:p/>
          </draw:line>
          <draw:line draw:style-name="gr2" draw:text-style-name="P2" draw:layer="layout" svg:x1="10.439cm" svg:y1="6.535cm" svg:x2="11.74cm" svg:y2="6.546cm">
            <text:p/>
          </draw:line>
          <draw:line draw:style-name="gr2" draw:text-style-name="P2" draw:layer="layout" svg:x1="10.437cm" svg:y1="6.879cm" svg:x2="11.738cm" svg:y2="6.89cm">
            <text:p/>
          </draw:line>
          <draw:line draw:style-name="gr2" draw:text-style-name="P2" draw:layer="layout" svg:x1="11.074cm" svg:y1="7.35cm" svg:x2="11.088cm" svg:y2="6.883cm">
            <text:p/>
          </draw:line>
          <draw:line draw:style-name="gr2" draw:text-style-name="P2" draw:layer="layout" svg:x1="11.08cm" svg:y1="6.547cm" svg:x2="11.094cm" svg:y2="6.08cm">
            <text:p/>
          </draw:line>
        </draw:g>
        <draw:connector draw:style-name="gr6" draw:text-style-name="P4" draw:layer="layout" draw:line-skew="0.813cm" svg:x1="9.273cm" svg:y1="5.805cm" svg:x2="11.088cm" svg:y2="6.08cm" draw:start-shape="id6" draw:start-glue-point="0" draw:end-shape="id7" draw:end-glue-point="0" svg:d="M9273 5805v-10h1815v285" svg:viewBox="0 0 1816 286">
          <text:p/>
        </draw:connector>
        <draw:connector draw:style-name="gr6" draw:text-style-name="P4" xml:id="id12" draw:id="id12" draw:layer="layout" svg:x1="7.197cm" svg:y1="7.99cm" svg:x2="11.088cm" svg:y2="7.35cm" draw:start-shape="id8" draw:start-glue-point="3" draw:end-shape="id7" draw:end-glue-point="2" svg:d="M7197 7990h3891v-640" svg:viewBox="0 0 3892 641">
          <text:p/>
        </draw:connector>
        <draw:custom-shape draw:style-name="gr1" draw:text-style-name="P1" xml:id="id11" draw:id="id11" draw:layer="layout" svg:width="1.118cm" svg:height="1.061cm" svg:x="14.435cm" svg:y="1.188cm">
          <text:p text:style-name="P1"><text:span text:style-name="T1">+</text:span></text:p>
          <text:p text:style-name="P1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xml:id="id10" draw:id="id10" draw:layer="layout" svg:x1="9.244cm" svg:y1="0.264cm" svg:x2="9.257cm" svg:y2="0.589cm" draw:end-shape="id9" draw:end-glue-point="0" svg:d="M9244 264v-176h13v501" svg:viewBox="0 0 14 502">
          <text:p/>
        </draw:connector>
        <draw:connector draw:style-name="gr6" draw:text-style-name="P4" draw:layer="layout" draw:line-skew="0.525cm" svg:x1="9.25cm" svg:y1="0.088cm" svg:x2="14.994cm" svg:y2="1.188cm" draw:start-shape="id10" draw:start-glue-point="0" draw:end-shape="id11" draw:end-glue-point="4" svg:d="M9250 88h5744v1100" svg:viewBox="0 0 5745 1101">
          <text:p/>
        </draw:connector>
        <draw:connector draw:style-name="gr6" draw:text-style-name="P4" draw:layer="layout" svg:x1="11.088cm" svg:y1="7.99cm" svg:x2="14.994cm" svg:y2="2.249cm" draw:start-shape="id12" draw:start-glue-point="0" draw:end-shape="id11" draw:end-glue-point="8" svg:d="M11088 7990h3906v-5741" svg:viewBox="0 0 3907 5742">
          <text:p/>
        </draw:connector>
        <draw:connector draw:style-name="gr6" draw:text-style-name="P4" draw:layer="layout" draw:line-skew="0.906cm" svg:x1="9.261cm" svg:y1="2.102cm" svg:x2="12.411cm" svg:y2="2.189cm" draw:start-shape="id13" draw:start-glue-point="0" draw:end-shape="id14" draw:end-glue-point="5" svg:d="M9261 2102v47h3150v40" svg:viewBox="0 0 3151 88">
          <text:p/>
        </draw:connector>
        <draw:frame draw:style-name="gr10" draw:text-style-name="P6" draw:layer="layout" svg:width="2.625cm" svg:height="0.924cm" svg:x="2.071cm" svg:y="2.758cm">
          <draw:text-box>
            <text:p text:style-name="P5"><text:span text:style-name="T2">R</text:span><text:span text:style-name="T3">B</text:span><text:span text:style-name="T4">=</text:span><text:span text:style-name="T4">R</text:span><text:span text:style-name="T3">1</text:span><text:span text:style-name="T4">||R</text:span><text:span text:style-name="T3">2</text:span></text:p>
          </draw:text-box>
        </draw:frame>
        <draw:frame draw:style-name="gr11" draw:text-style-name="P6" draw:layer="layout" svg:width="1.002cm" svg:height="0.924cm" svg:x="7.984cm" svg:y="0.679cm">
          <draw:text-box>
            <text:p><text:span text:style-name="T1">R</text:span><text:span text:style-name="T5">c</text:span></text:p>
          </draw:text-box>
        </draw:frame>
        <draw:frame draw:style-name="gr12" draw:text-style-name="P6" draw:layer="layout" svg:width="1.019cm" svg:height="0.924cm" svg:x="8.08cm" svg:y="6.311cm">
          <draw:text-box>
            <text:p><text:span text:style-name="T1">R</text:span><text:span text:style-name="T5">e</text:span></text:p>
          </draw:text-box>
        </draw:frame>
        <draw:frame draw:style-name="gr12" draw:text-style-name="P6" draw:layer="layout" svg:width="1.019cm" svg:height="0.924cm" svg:x="11.145cm" svg:y="6.961cm">
          <draw:text-box>
            <text:p><text:span text:style-name="T1">C</text:span><text:span text:style-name="T5">b</text:span></text:p>
          </draw:text-box>
        </draw:frame>
        <draw:frame draw:style-name="gr13" draw:text-style-name="P6" draw:layer="layout" svg:width="1.12cm" svg:height="0.924cm" svg:x="13.152cm" svg:y="0.653cm">
          <draw:text-box>
            <text:p><text:span text:style-name="T1">V</text:span><text:span text:style-name="T5">cc</text:span></text:p>
          </draw:text-box>
        </draw:frame>
        <draw:custom-shape draw:style-name="gr14" draw:text-style-name="P4" draw:layer="layout" svg:width="0.17cm" svg:height="0.152cm" svg:x="12.428cm" svg:y="7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xml:id="id14" draw:id="id14" draw:layer="layout" svg:width="0.17cm" svg:height="0.152cm" svg:x="12.386cm" svg:y="2.1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5" draw:text-style-name="P7" draw:layer="layout" svg:width="0.955cm" svg:height="4.591cm" svg:x="12.154cm" svg:y="2.663cm">
          <draw:text-box>
            <text:p><text:span text:style-name="T6">+</text:span></text:p>
            <text:p><text:span text:style-name="T6"/></text:p>
            <text:p><text:span text:style-name="T6">_</text:span></text:p>
            <text:p><text:span text:style-name="T6"/></text:p>
          </draw:text-box>
        </draw:frame>
        <draw:frame draw:style-name="gr16" draw:text-style-name="P6" draw:layer="layout" svg:width="1.234cm" svg:height="0.924cm" svg:x="12.194cm" svg:y="3.897cm">
          <draw:text-box>
            <text:p><text:span text:style-name="T1">V</text:span><text:span text:style-name="T5">ou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1T14:56:24.432683983</dc:date>
    <meta:editing-duration>PT33M55S</meta:editing-duration>
    <meta:editing-cycles>8</meta:editing-cycles>
    <meta:generator>LibreOffice/6.4.7.2$Linux_X86_64 LibreOffice_project/40$Build-2</meta:generator>
    <meta:document-statistic meta:object-count="75"/>
  </office:meta>
</office:document-meta>
</file>